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.768cm"/>
    </style:style>
    <style:style style:name="co2" style:family="table-column">
      <style:table-column-properties fo:break-before="auto" style:column-width="9.758cm"/>
    </style:style>
    <style:style style:name="co3" style:family="table-column">
      <style:table-column-properties fo:break-before="auto" style:column-width="10.92cm"/>
    </style:style>
    <style:style style:name="co4" style:family="table-column">
      <style:table-column-properties fo:break-before="auto" style:column-width="8.68cm"/>
    </style:style>
    <style:style style:name="co5" style:family="table-column">
      <style:table-column-properties fo:break-before="auto" style:column-width="6.253cm"/>
    </style:style>
    <style:style style:name="co6" style:family="table-column">
      <style:table-column-properties fo:break-before="auto" style:column-width="1.995cm"/>
    </style:style>
    <style:style style:name="co7" style:family="table-column">
      <style:table-column-properties fo:break-before="auto" style:column-width="2.051cm"/>
    </style:style>
    <style:style style:name="co8" style:family="table-column">
      <style:table-column-properties fo:break-before="auto" style:column-width="2.3cm"/>
    </style:style>
    <style:style style:name="co9" style:family="table-column">
      <style:table-column-properties fo:break-before="auto" style:column-width="2.244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model_id:id</text:p>
          </table:table-cell>
          <table:table-cell office:value-type="string">
            <text:p>group_id:id</text:p>
          </table:table-cell>
          <table:table-cell office:value-type="string">
            <text:p>perm_read</text:p>
          </table:table-cell>
          <table:table-cell office:value-type="string">
            <text:p>perm_write</text:p>
          </table:table-cell>
          <table:table-cell office:value-type="string">
            <text:p>perm_create</text:p>
          </table:table-cell>
          <table:table-cell office:value-type="string">
            <text:p>perm_unlink</text:p>
          </table:table-cell>
        </table:table-row>
        <table:table-row table:style-name="ro2">
          <table:table-cell office:value-type="string">
            <text:p>t4_clinical_adt</text:p>
          </table:table-cell>
          <table:table-cell table:formula="of:=CONCATENATE(&quot;access_&quot;;[.A2])" office:value-type="string" office:string-value="access_t4_clinical_adt">
            <text:p>access_t4_clinical_adt</text:p>
          </table:table-cell>
          <table:table-cell table:style-name="ce1" table:formula="of:=CONCATENATE(&quot;admin:access_&quot;;[.A2])" office:value-type="string" office:string-value="admin:access_t4_clinical_adt">
            <text:p>admin:access_t4_clinical_adt</text:p>
          </table:table-cell>
          <table:table-cell table:formula="of:=CONCATENATE(&quot;model_&quot;;[.A2])" office:value-type="string" office:string-value="model_t4_clinical_adt">
            <text:p>model_t4_clinical_adt</text:p>
          </table:table-cell>
          <table:table-cell office:value-type="string">
            <text:p>t4clinical_base.group_t4clinical_base</text:p>
          </table:table-cell>
          <table:table-cell table:number-columns-repeated="4" office:value-type="float" office:value="1">
            <text:p>1</text:p>
          </table:table-cell>
        </table:table-row>
        <table:table-row table:style-name="ro2">
          <table:table-cell office:value-type="string">
            <text:p>t4_clinical_adt_patient_admit</text:p>
          </table:table-cell>
          <table:table-cell table:formula="of:=CONCATENATE(&quot;access_&quot;;[.A3])" office:value-type="string" office:string-value="access_t4_clinical_adt_patient_admit">
            <text:p>access_t4_clinical_adt_patient_admit</text:p>
          </table:table-cell>
          <table:table-cell table:style-name="ce1" table:formula="of:=CONCATENATE(&quot;admin:access_&quot;;[.A3])" office:value-type="string" office:string-value="admin:access_t4_clinical_adt_patient_admit">
            <text:p>admin:access_t4_clinical_adt_patient_admit</text:p>
          </table:table-cell>
          <table:table-cell table:formula="of:=CONCATENATE(&quot;model_&quot;;[.A3])" office:value-type="string" office:string-value="model_t4_clinical_adt_patient_admit">
            <text:p>model_t4_clinical_adt_patient_admit</text:p>
          </table:table-cell>
          <table:table-cell office:value-type="string">
            <text:p>t4clinical_base.group_t4clinical_base</text:p>
          </table:table-cell>
          <table:table-cell table:number-columns-repeated="4" office:value-type="float" office:value="1">
            <text:p>1</text:p>
          </table:table-cell>
        </table:table-row>
        <table:table-row table:style-name="ro2">
          <table:table-cell office:value-type="string">
            <text:p>t4_clinical_adt_patient_discharge</text:p>
          </table:table-cell>
          <table:table-cell table:formula="of:=CONCATENATE(&quot;access_&quot;;[.A4])" office:value-type="string" office:string-value="access_t4_clinical_adt_patient_discharge">
            <text:p>access_t4_clinical_adt_patient_discharge</text:p>
          </table:table-cell>
          <table:table-cell table:style-name="ce1" table:formula="of:=CONCATENATE(&quot;admin:access_&quot;;[.A4])" office:value-type="string" office:string-value="admin:access_t4_clinical_adt_patient_discharge">
            <text:p>admin:access_t4_clinical_adt_patient_discharge</text:p>
          </table:table-cell>
          <table:table-cell table:formula="of:=CONCATENATE(&quot;model_&quot;;[.A4])" office:value-type="string" office:string-value="model_t4_clinical_adt_patient_discharge">
            <text:p>model_t4_clinical_adt_patient_discharge</text:p>
          </table:table-cell>
          <table:table-cell office:value-type="string">
            <text:p>t4clinical_base.group_t4clinical_base</text:p>
          </table:table-cell>
          <table:table-cell table:number-columns-repeated="4" office:value-type="float" office:value="1">
            <text:p>1</text:p>
          </table:table-cell>
        </table:table-row>
        <table:table-row table:style-name="ro2">
          <table:table-cell office:value-type="string">
            <text:p>t4_clinical_adt_patient_merge</text:p>
          </table:table-cell>
          <table:table-cell table:formula="of:=CONCATENATE(&quot;access_&quot;;[.A5])" office:value-type="string" office:string-value="access_t4_clinical_adt_patient_merge">
            <text:p>access_t4_clinical_adt_patient_merge</text:p>
          </table:table-cell>
          <table:table-cell table:style-name="ce1" table:formula="of:=CONCATENATE(&quot;admin:access_&quot;;[.A5])" office:value-type="string" office:string-value="admin:access_t4_clinical_adt_patient_merge">
            <text:p>admin:access_t4_clinical_adt_patient_merge</text:p>
          </table:table-cell>
          <table:table-cell table:formula="of:=CONCATENATE(&quot;model_&quot;;[.A5])" office:value-type="string" office:string-value="model_t4_clinical_adt_patient_merge">
            <text:p>model_t4_clinical_adt_patient_merge</text:p>
          </table:table-cell>
          <table:table-cell office:value-type="string">
            <text:p>t4clinical_base.group_t4clinical_base</text:p>
          </table:table-cell>
          <table:table-cell table:number-columns-repeated="4" office:value-type="float" office:value="1">
            <text:p>1</text:p>
          </table:table-cell>
        </table:table-row>
        <table:table-row table:style-name="ro2">
          <table:table-cell office:value-type="string">
            <text:p>t4_clinical_adt_patient_register</text:p>
          </table:table-cell>
          <table:table-cell table:formula="of:=CONCATENATE(&quot;access_&quot;;[.A6])" office:value-type="string" office:string-value="access_t4_clinical_adt_patient_register">
            <text:p>access_t4_clinical_adt_patient_register</text:p>
          </table:table-cell>
          <table:table-cell table:style-name="ce1" table:formula="of:=CONCATENATE(&quot;admin:access_&quot;;[.A6])" office:value-type="string" office:string-value="admin:access_t4_clinical_adt_patient_register">
            <text:p>admin:access_t4_clinical_adt_patient_register</text:p>
          </table:table-cell>
          <table:table-cell table:formula="of:=CONCATENATE(&quot;model_&quot;;[.A6])" office:value-type="string" office:string-value="model_t4_clinical_adt_patient_register">
            <text:p>model_t4_clinical_adt_patient_register</text:p>
          </table:table-cell>
          <table:table-cell office:value-type="string">
            <text:p>t4clinical_base.group_t4clinical_base</text:p>
          </table:table-cell>
          <table:table-cell table:number-columns-repeated="4" office:value-type="float" office:value="1">
            <text:p>1</text:p>
          </table:table-cell>
        </table:table-row>
        <table:table-row table:style-name="ro2">
          <table:table-cell office:value-type="string">
            <text:p>t4_clinical_adt_patient_transfer</text:p>
          </table:table-cell>
          <table:table-cell table:formula="of:=CONCATENATE(&quot;access_&quot;;[.A7])" office:value-type="string" office:string-value="access_t4_clinical_adt_patient_transfer">
            <text:p>access_t4_clinical_adt_patient_transfer</text:p>
          </table:table-cell>
          <table:table-cell table:style-name="ce1" table:formula="of:=CONCATENATE(&quot;admin:access_&quot;;[.A7])" office:value-type="string" office:string-value="admin:access_t4_clinical_adt_patient_transfer">
            <text:p>admin:access_t4_clinical_adt_patient_transfer</text:p>
          </table:table-cell>
          <table:table-cell table:formula="of:=CONCATENATE(&quot;model_&quot;;[.A7])" office:value-type="string" office:string-value="model_t4_clinical_adt_patient_transfer">
            <text:p>model_t4_clinical_adt_patient_transfer</text:p>
          </table:table-cell>
          <table:table-cell office:value-type="string">
            <text:p>t4clinical_base.group_t4clinical_base</text:p>
          </table:table-cell>
          <table:table-cell table:number-columns-repeated="4" office:value-type="float" office:value="1">
            <text:p>1</text:p>
          </table:table-cell>
        </table:table-row>
        <table:table-row table:style-name="ro2">
          <table:table-cell office:value-type="string">
            <text:p>t4_clinical_adt_patient_update</text:p>
          </table:table-cell>
          <table:table-cell table:formula="of:=CONCATENATE(&quot;access_&quot;;[.A8])" office:value-type="string" office:string-value="access_t4_clinical_adt_patient_update">
            <text:p>access_t4_clinical_adt_patient_update</text:p>
          </table:table-cell>
          <table:table-cell table:style-name="ce1" table:formula="of:=CONCATENATE(&quot;admin:access_&quot;;[.A8])" office:value-type="string" office:string-value="admin:access_t4_clinical_adt_patient_update">
            <text:p>admin:access_t4_clinical_adt_patient_update</text:p>
          </table:table-cell>
          <table:table-cell table:formula="of:=CONCATENATE(&quot;model_&quot;;[.A8])" office:value-type="string" office:string-value="model_t4_clinical_adt_patient_update">
            <text:p>model_t4_clinical_adt_patient_update</text:p>
          </table:table-cell>
          <table:table-cell office:value-type="string">
            <text:p>t4clinical_base.group_t4clinical_base</text:p>
          </table:table-cell>
          <table:table-cell table:number-columns-repeated="4" office:value-type="float" office:value="1">
            <text:p>1</text:p>
          </table:table-cell>
        </table:table-row>
        <table:table-row table:style-name="ro2">
          <table:table-cell office:value-type="string">
            <text:p>t4_clinical_spell</text:p>
          </table:table-cell>
          <table:table-cell table:formula="of:=CONCATENATE(&quot;access_&quot;;[.A9])" office:value-type="string" office:string-value="access_t4_clinical_spell">
            <text:p>access_t4_clinical_spell</text:p>
          </table:table-cell>
          <table:table-cell table:style-name="ce1" table:formula="of:=CONCATENATE(&quot;admin:access_&quot;;[.A9])" office:value-type="string" office:string-value="admin:access_t4_clinical_spell">
            <text:p>admin:access_t4_clinical_spell</text:p>
          </table:table-cell>
          <table:table-cell table:formula="of:=CONCATENATE(&quot;model_&quot;;[.A9])" office:value-type="string" office:string-value="model_t4_clinical_spell">
            <text:p>model_t4_clinical_spell</text:p>
          </table:table-cell>
          <table:table-cell office:value-type="string">
            <text:p>t4clinical_base.group_t4clinical_base</text:p>
          </table:table-cell>
          <table:table-cell table:number-columns-repeated="4" office:value-type="float" office:value="1">
            <text:p>1</text:p>
          </table:table-cell>
        </table:table-row>
        <table:table-row table:style-name="ro2">
          <table:table-cell office:value-type="string">
            <text:p>t4_clinical_complaint</text:p>
          </table:table-cell>
          <table:table-cell table:formula="of:=CONCATENATE(&quot;access_&quot;;[.A10])" office:value-type="string" office:string-value="access_t4_clinical_complaint">
            <text:p>access_t4_clinical_complaint</text:p>
          </table:table-cell>
          <table:table-cell table:style-name="ce1" table:formula="of:=CONCATENATE(&quot;admin:access_&quot;;[.A10])" office:value-type="string" office:string-value="admin:access_t4_clinical_complaint">
            <text:p>admin:access_t4_clinical_complaint</text:p>
          </table:table-cell>
          <table:table-cell table:formula="of:=CONCATENATE(&quot;model_&quot;;[.A10])" office:value-type="string" office:string-value="model_t4_clinical_complaint">
            <text:p>model_t4_clinical_complaint</text:p>
          </table:table-cell>
          <table:table-cell office:value-type="string">
            <text:p>t4clinical_base.group_t4clinical_base</text:p>
          </table:table-cell>
          <table:table-cell table:number-columns-repeated="4" office:value-type="float" office:value="1">
            <text:p>1</text:p>
          </table:table-cell>
        </table:table-row>
        <table:table-row table:style-name="ro2">
          <table:table-cell office:value-type="string">
            <text:p>t4_clinical_patient_observation</text:p>
          </table:table-cell>
          <table:table-cell table:formula="of:=CONCATENATE(&quot;access_&quot;;[.A11])" office:value-type="string" office:string-value="access_t4_clinical_patient_observation">
            <text:p>access_t4_clinical_patient_observation</text:p>
          </table:table-cell>
          <table:table-cell table:style-name="ce1" table:formula="of:=CONCATENATE(&quot;admin:access_&quot;;[.A11])" office:value-type="string" office:string-value="admin:access_t4_clinical_patient_observation">
            <text:p>admin:access_t4_clinical_patient_observation</text:p>
          </table:table-cell>
          <table:table-cell table:formula="of:=CONCATENATE(&quot;model_&quot;;[.A11])" office:value-type="string" office:string-value="model_t4_clinical_patient_observation">
            <text:p>model_t4_clinical_patient_observation</text:p>
          </table:table-cell>
          <table:table-cell office:value-type="string">
            <text:p>t4clinical_base.group_t4clinical_base</text:p>
          </table:table-cell>
          <table:table-cell table:number-columns-repeated="4" office:value-type="float" office:value="1">
            <text:p>1</text:p>
          </table:table-cell>
        </table:table-row>
        <table:table-row table:style-name="ro2">
          <table:table-cell office:value-type="string">
            <text:p>t4_clinical_patient_observation_ews</text:p>
          </table:table-cell>
          <table:table-cell table:formula="of:=CONCATENATE(&quot;access_&quot;;[.A12])" office:value-type="string" office:string-value="access_t4_clinical_patient_observation_ews">
            <text:p>access_t4_clinical_patient_observation_ews</text:p>
          </table:table-cell>
          <table:table-cell table:style-name="ce1" table:formula="of:=CONCATENATE(&quot;admin:access_&quot;;[.A12])" office:value-type="string" office:string-value="admin:access_t4_clinical_patient_observation_ews">
            <text:p>admin:access_t4_clinical_patient_observation_ews</text:p>
          </table:table-cell>
          <table:table-cell table:formula="of:=CONCATENATE(&quot;model_&quot;;[.A12])" office:value-type="string" office:string-value="model_t4_clinical_patient_observation_ews">
            <text:p>model_t4_clinical_patient_observation_ews</text:p>
          </table:table-cell>
          <table:table-cell office:value-type="string">
            <text:p>t4clinical_base.group_t4clinical_base</text:p>
          </table:table-cell>
          <table:table-cell table:number-columns-repeated="4" office:value-type="float" office:value="1">
            <text:p>1</text:p>
          </table:table-cell>
        </table:table-row>
        <table:table-row table:style-name="ro2">
          <table:table-cell office:value-type="string">
            <text:p>t4_clinical_patient_observation_height_weight</text:p>
          </table:table-cell>
          <table:table-cell table:formula="of:=CONCATENATE(&quot;access_&quot;;[.A13])" office:value-type="string" office:string-value="access_t4_clinical_patient_observation_height_weight">
            <text:p>access_t4_clinical_patient_observation_height_weight</text:p>
          </table:table-cell>
          <table:table-cell table:style-name="ce1" table:formula="of:=CONCATENATE(&quot;admin:access_&quot;;[.A13])" office:value-type="string" office:string-value="admin:access_t4_clinical_patient_observation_height_weight">
            <text:p>admin:access_t4_clinical_patient_observation_height_weight</text:p>
          </table:table-cell>
          <table:table-cell table:formula="of:=CONCATENATE(&quot;model_&quot;;[.A13])" office:value-type="string" office:string-value="model_t4_clinical_patient_observation_height_weight">
            <text:p>model_t4_clinical_patient_observation_height_weight</text:p>
          </table:table-cell>
          <table:table-cell office:value-type="string">
            <text:p>t4clinical_base.group_t4clinical_base</text:p>
          </table:table-cell>
          <table:table-cell table:number-columns-repeated="4" office:value-type="float" office:value="1">
            <text:p>1</text:p>
          </table:table-cell>
        </table:table-row>
        <table:table-row table:style-name="ro2">
          <table:table-cell office:value-type="string">
            <text:p>t4_clinical_patient_admission</text:p>
          </table:table-cell>
          <table:table-cell table:formula="of:=CONCATENATE(&quot;access_&quot;;[.A14])" office:value-type="string" office:string-value="access_t4_clinical_patient_admission">
            <text:p>access_t4_clinical_patient_admission</text:p>
          </table:table-cell>
          <table:table-cell table:style-name="ce1" table:formula="of:=CONCATENATE(&quot;admin:access_&quot;;[.A14])" office:value-type="string" office:string-value="admin:access_t4_clinical_patient_admission">
            <text:p>admin:access_t4_clinical_patient_admission</text:p>
          </table:table-cell>
          <table:table-cell table:formula="of:=CONCATENATE(&quot;model_&quot;;[.A14])" office:value-type="string" office:string-value="model_t4_clinical_patient_admission">
            <text:p>model_t4_clinical_patient_admission</text:p>
          </table:table-cell>
          <table:table-cell office:value-type="string">
            <text:p>t4clinical_base.group_t4clinical_base</text:p>
          </table:table-cell>
          <table:table-cell table:number-columns-repeated="4" office:value-type="float" office:value="1">
            <text:p>1</text:p>
          </table:table-cell>
        </table:table-row>
        <table:table-row table:style-name="ro2">
          <table:table-cell office:value-type="string">
            <text:p>t4_clinical_patient_discharge</text:p>
          </table:table-cell>
          <table:table-cell table:formula="of:=CONCATENATE(&quot;access_&quot;;[.A15])" office:value-type="string" office:string-value="access_t4_clinical_patient_discharge">
            <text:p>access_t4_clinical_patient_discharge</text:p>
          </table:table-cell>
          <table:table-cell table:style-name="ce1" table:formula="of:=CONCATENATE(&quot;admin:access_&quot;;[.A15])" office:value-type="string" office:string-value="admin:access_t4_clinical_patient_discharge">
            <text:p>admin:access_t4_clinical_patient_discharge</text:p>
          </table:table-cell>
          <table:table-cell table:formula="of:=CONCATENATE(&quot;model_&quot;;[.A15])" office:value-type="string" office:string-value="model_t4_clinical_patient_discharge">
            <text:p>model_t4_clinical_patient_discharge</text:p>
          </table:table-cell>
          <table:table-cell office:value-type="string">
            <text:p>t4clinical_base.group_t4clinical_base</text:p>
          </table:table-cell>
          <table:table-cell table:number-columns-repeated="4" office:value-type="float" office:value="1">
            <text:p>1</text:p>
          </table:table-cell>
        </table:table-row>
        <table:table-row table:style-name="ro2">
          <table:table-cell office:value-type="string">
            <text:p>t4_clinical_patient_move</text:p>
          </table:table-cell>
          <table:table-cell table:formula="of:=CONCATENATE(&quot;access_&quot;;[.A16])" office:value-type="string" office:string-value="access_t4_clinical_patient_move">
            <text:p>access_t4_clinical_patient_move</text:p>
          </table:table-cell>
          <table:table-cell table:style-name="ce1" table:formula="of:=CONCATENATE(&quot;admin:access_&quot;;[.A16])" office:value-type="string" office:string-value="admin:access_t4_clinical_patient_move">
            <text:p>admin:access_t4_clinical_patient_move</text:p>
          </table:table-cell>
          <table:table-cell table:formula="of:=CONCATENATE(&quot;model_&quot;;[.A16])" office:value-type="string" office:string-value="model_t4_clinical_patient_move">
            <text:p>model_t4_clinical_patient_move</text:p>
          </table:table-cell>
          <table:table-cell office:value-type="string">
            <text:p>t4clinical_base.group_t4clinical_base</text:p>
          </table:table-cell>
          <table:table-cell table:number-columns-repeated="4" office:value-type="float" office:value="1">
            <text:p>1</text:p>
          </table:table-cell>
        </table:table-row>
        <table:table-row table:style-name="ro2">
          <table:table-cell office:value-type="string">
            <text:p>t4_clinical_patient_placement</text:p>
          </table:table-cell>
          <table:table-cell table:formula="of:=CONCATENATE(&quot;access_&quot;;[.A17])" office:value-type="string" office:string-value="access_t4_clinical_patient_placement">
            <text:p>access_t4_clinical_patient_placement</text:p>
          </table:table-cell>
          <table:table-cell table:style-name="ce1" table:formula="of:=CONCATENATE(&quot;admin:access_&quot;;[.A17])" office:value-type="string" office:string-value="admin:access_t4_clinical_patient_placement">
            <text:p>admin:access_t4_clinical_patient_placement</text:p>
          </table:table-cell>
          <table:table-cell table:formula="of:=CONCATENATE(&quot;model_&quot;;[.A17])" office:value-type="string" office:string-value="model_t4_clinical_patient_placement">
            <text:p>model_t4_clinical_patient_placement</text:p>
          </table:table-cell>
          <table:table-cell office:value-type="string">
            <text:p>t4clinical_base.group_t4clinical_base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 table:number-rows-repeated="1048536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11T16:13:03</dc:date>
    <meta:document-statistic meta:table-count="1" meta:cell-count="152" meta:object-count="0"/>
    <meta:generator>LibreOffice/3.5$Linux_X86_64 LibreOffice_project/350m1$Build-2</meta:generator>
  </office:meta>
</office:document-meta>
</file>